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29000000AE9FFA3A4C4EB20C4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35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0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4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8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9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99cm" svg:height="3.648cm" svg:x="1.033cm" svg:y="8.66cm">
          <draw:image xlink:href="Pictures/1000000000000529000000AE9FFA3A4C4EB20C48.png" xlink:type="simple" xlink:show="embed" xlink:actuate="onLoad">
            <text:p/>
          </draw:image>
        </draw:frame>
        <draw:frame draw:style-name="gr2" draw:text-style-name="P2" draw:layer="layout" svg:width="5.925cm" svg:height="1.673cm" svg:x="4.335cm" svg:y="4.227cm">
          <draw:text-box>
            <text:p>Show/Hide Search </text:p>
            <text:p text:style-name="P1">and Results Filter </text:p>
          </draw:text-box>
        </draw:frame>
        <draw:frame draw:style-name="gr3" draw:text-style-name="P2" draw:layer="layout" svg:width="4.806cm" svg:height="0.962cm" svg:x="9.829cm" svg:y="13.838cm">
          <draw:text-box>
            <text:p>Query Gene(s)</text:p>
          </draw:text-box>
        </draw:frame>
        <draw:frame draw:style-name="gr4" draw:text-style-name="P2" draw:layer="layout" svg:width="5.713cm" svg:height="0.962cm" svg:x="1.163cm" svg:y="6.027cm">
          <draw:text-box>
            <text:p>Selected Journals </text:p>
          </draw:text-box>
        </draw:frame>
        <draw:line draw:style-name="gr5" draw:text-style-name="P3" draw:layer="layout" svg:x1="2.976cm" svg:y1="7.2cm" svg:x2="2.976cm" svg:y2="9cm">
          <text:p/>
        </draw:line>
        <draw:line draw:style-name="gr5" draw:text-style-name="P3" draw:layer="layout" svg:x1="7.225cm" svg:y1="6.2cm" svg:x2="7.225cm" svg:y2="9.3cm">
          <text:p/>
        </draw:line>
        <draw:line draw:style-name="gr5" draw:text-style-name="P3" draw:layer="layout" svg:x1="18.883cm" svg:y1="13.9cm" svg:x2="18.883cm" svg:y2="11.7cm">
          <text:p/>
        </draw:line>
        <draw:frame draw:style-name="gr6" draw:text-style-name="P2" draw:layer="layout" svg:width="5.4cm" svg:height="0.962cm" svg:x="23.4cm" svg:y="13.8cm">
          <draw:text-box>
            <text:p>Search Activation</text:p>
          </draw:text-box>
        </draw:frame>
        <draw:line draw:style-name="gr5" draw:text-style-name="P3" draw:layer="layout" svg:x1="26.689cm" svg:y1="13.9cm" svg:x2="26.689cm" svg:y2="11.7cm">
          <text:p/>
        </draw:line>
        <draw:frame draw:style-name="gr7" draw:text-style-name="P2" draw:layer="layout" svg:width="5.959cm" svg:height="0.962cm" svg:x="16.809cm" svg:y="6.1cm">
          <draw:text-box>
            <text:p>Predefined Queries</text:p>
          </draw:text-box>
        </draw:frame>
        <draw:line draw:style-name="gr5" draw:text-style-name="P3" draw:layer="layout" svg:x1="19.97cm" svg:y1="7cm" svg:x2="17.895cm" svg:y2="9.2cm">
          <text:p/>
        </draw:line>
        <draw:frame draw:style-name="gr8" draw:text-style-name="P2" draw:layer="layout" svg:width="5.252cm" svg:height="1.673cm" svg:x="11.572cm" svg:y="6.1cm">
          <draw:text-box>
            <text:p>VIST Information</text:p>
            <text:p text:style-name="P1">and Help</text:p>
          </draw:text-box>
        </draw:frame>
        <draw:line draw:style-name="gr5" draw:text-style-name="P3" draw:layer="layout" svg:x1="14.339cm" svg:y1="7.8cm" svg:x2="14.339cm" svg:y2="9.2cm">
          <text:p/>
        </draw:line>
        <draw:frame draw:style-name="gr9" draw:text-style-name="P2" draw:layer="layout" svg:width="5.188cm" svg:height="0.962cm" svg:x="1.629cm" svg:y="13.938cm">
          <draw:text-box>
            <text:p>Query Keywords</text:p>
          </draw:text-box>
        </draw:frame>
        <draw:frame draw:style-name="gr10" draw:text-style-name="P2" draw:layer="layout" svg:width="5.695cm" svg:height="0.962cm" svg:x="16.844cm" svg:y="13.838cm">
          <draw:text-box>
            <text:p>Query Mutation(s)</text:p>
          </draw:text-box>
        </draw:frame>
        <draw:line draw:style-name="gr5" draw:text-style-name="P3" draw:layer="layout" svg:x1="11.967cm" svg:y1="13.901cm" svg:x2="11.967cm" svg:y2="11.701cm">
          <text:p/>
        </draw:line>
        <draw:line draw:style-name="gr5" draw:text-style-name="P3" draw:layer="layout" svg:x1="3.569cm" svg:y1="13.902cm" svg:x2="3.569cm" svg:y2="11.702cm">
          <text:p/>
        </draw:line>
        <draw:frame draw:style-name="gr8" draw:text-style-name="P2" draw:layer="layout" svg:width="5.189cm" svg:height="1.673cm" svg:x="7.818cm" svg:y="6.1cm">
          <draw:text-box>
            <text:p>VIST </text:p>
            <text:p>Evaluation</text:p>
          </draw:text-box>
        </draw:frame>
        <draw:line draw:style-name="gr5" draw:text-style-name="P3" draw:layer="layout" svg:x1="10.584cm" svg:y1="7.8cm" svg:x2="10.584cm" svg:y2="9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3:15:56.459000000</meta:creation-date>
    <dc:date>2018-03-08T09:08:29.441000000</dc:date>
    <meta:editing-duration>PT25M21S</meta:editing-duration>
    <meta:editing-cycles>12</meta:editing-cycles>
    <meta:generator>LibreOffice/5.2.4.2$Windows_x86 LibreOffice_project/3d5603e1122f0f102b62521720ab13a38a4e0eb0</meta:generator>
    <meta:document-statistic meta:object-count="19"/>
  </office:meta>
</office:document-meta>
</file>